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189080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994.4" calcext:value-type="float">
            <text:p>1994</text:p>
          </table:table-cell>
          <table:table-cell table:number-columns-repeated="2"/>
          <table:table-cell table:style-name="ce2" table:formula="of:=AVERAGE([.M4:.M33])" office:value-type="float" office:value="537.233734583933" calcext:value-type="float">
            <text:p>537,23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26.383805927471" calcext:value-type="float">
            <text:p>226</text:p>
          </table:table-cell>
          <table:table-cell table:number-columns-repeated="2"/>
          <table:table-cell table:style-name="ce2" table:formula="of:=STDEV([.M4:.M33])" office:value-type="float" office:value="157.795387933312" calcext:value-type="float">
            <text:p>157,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120" calcext:value-type="float">
            <text:p>11812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table:formula="of:=([.J4]/([.B4]-[.I4]))" office:value-type="percentage" office:value="0.0109325716802352" calcext:value-type="percentage">
            <text:p>1,09%</text:p>
          </table:table-cell>
          <table:table-cell office:value-type="float" office:value="152713" calcext:value-type="float">
            <text:p>152713</text:p>
          </table:table-cell>
          <table:table-cell office:value-type="float" office:value="852.919826984" calcext:value-type="float">
            <text:p>852,919826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920" calcext:value-type="float">
            <text:p>11792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table:formula="of:=([.J5]/([.B5]-[.I5]))" office:value-type="percentage" office:value="0.0122279000783674" calcext:value-type="percentage">
            <text:p>1,22%</text:p>
          </table:table-cell>
          <table:table-cell office:value-type="float" office:value="152513" calcext:value-type="float">
            <text:p>152513</text:p>
          </table:table-cell>
          <table:table-cell office:value-type="float" office:value="917.40671587" calcext:value-type="float">
            <text:p>917,40671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686" calcext:value-type="float">
            <text:p>117686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 table:formula="of:=([.J6]/([.B6]-[.I6]))" office:value-type="percentage" office:value="0.013743434304182" calcext:value-type="percentage">
            <text:p>1,37%</text:p>
          </table:table-cell>
          <table:table-cell office:value-type="float" office:value="152279" calcext:value-type="float">
            <text:p>152279</text:p>
          </table:table-cell>
          <table:table-cell office:value-type="float" office:value="627.786094904" calcext:value-type="float">
            <text:p>627,7860949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558" calcext:value-type="float">
            <text:p>117558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 table:formula="of:=([.J7]/([.B7]-[.I7]))" office:value-type="percentage" office:value="0.0145724444789865" calcext:value-type="percentage">
            <text:p>1,46%</text:p>
          </table:table-cell>
          <table:table-cell office:value-type="float" office:value="152151" calcext:value-type="float">
            <text:p>152151</text:p>
          </table:table-cell>
          <table:table-cell office:value-type="float" office:value="667.458787918" calcext:value-type="float">
            <text:p>667,458787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062" calcext:value-type="float">
            <text:p>118062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 table:formula="of:=([.J8]/([.B8]-[.I8]))" office:value-type="percentage" office:value="0.0113082169156936" calcext:value-type="percentage">
            <text:p>1,13%</text:p>
          </table:table-cell>
          <table:table-cell office:value-type="float" office:value="152655" calcext:value-type="float">
            <text:p>152655</text:p>
          </table:table-cell>
          <table:table-cell office:value-type="float" office:value="800.870298862" calcext:value-type="float">
            <text:p>800,8702988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122" calcext:value-type="float">
            <text:p>118122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 table:formula="of:=([.J9]/([.B9]-[.I9]))" office:value-type="percentage" office:value="0.0109196183962539" calcext:value-type="percentage">
            <text:p>1,09%</text:p>
          </table:table-cell>
          <table:table-cell office:value-type="float" office:value="152715" calcext:value-type="float">
            <text:p>152715</text:p>
          </table:table-cell>
          <table:table-cell office:value-type="float" office:value="778.743920088" calcext:value-type="float">
            <text:p>778,7439200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136" calcext:value-type="float">
            <text:p>118136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table:formula="of:=([.J10]/([.B10]-[.I10]))" office:value-type="percentage" office:value="0.0108289454083847" calcext:value-type="percentage">
            <text:p>1,08%</text:p>
          </table:table-cell>
          <table:table-cell office:value-type="float" office:value="152729" calcext:value-type="float">
            <text:p>152729</text:p>
          </table:table-cell>
          <table:table-cell office:value-type="float" office:value="698.607996941" calcext:value-type="float">
            <text:p>698,607996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860" calcext:value-type="float">
            <text:p>11786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table:formula="of:=([.J11]/([.B11]-[.I11]))" office:value-type="percentage" office:value="0.012616498597807" calcext:value-type="percentage">
            <text:p>1,26%</text:p>
          </table:table-cell>
          <table:table-cell office:value-type="float" office:value="152453" calcext:value-type="float">
            <text:p>152453</text:p>
          </table:table-cell>
          <table:table-cell office:value-type="float" office:value="496.212398052" calcext:value-type="float">
            <text:p>496,212398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823" calcext:value-type="float">
            <text:p>117823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table:formula="of:=([.J12]/([.B12]-[.I12]))" office:value-type="percentage" office:value="0.0128561343514615" calcext:value-type="percentage">
            <text:p>1,29%</text:p>
          </table:table-cell>
          <table:table-cell office:value-type="float" office:value="152416" calcext:value-type="float">
            <text:p>152416</text:p>
          </table:table-cell>
          <table:table-cell office:value-type="float" office:value="494.510411024" calcext:value-type="float">
            <text:p>494,510411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597" calcext:value-type="float">
            <text:p>117597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table:formula="of:=([.J13]/([.B13]-[.I13]))" office:value-type="percentage" office:value="0.0143198554413508" calcext:value-type="percentage">
            <text:p>1,43%</text:p>
          </table:table-cell>
          <table:table-cell office:value-type="float" office:value="152190" calcext:value-type="float">
            <text:p>152190</text:p>
          </table:table-cell>
          <table:table-cell office:value-type="float" office:value="374.942620993" calcext:value-type="float">
            <text:p>374,9426209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454" calcext:value-type="float">
            <text:p>117454</text:p>
          </table:table-cell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table:formula="of:=([.J14]/([.B14]-[.I14]))" office:value-type="percentage" office:value="0.0152460152460152" calcext:value-type="percentage">
            <text:p>1,52%</text:p>
          </table:table-cell>
          <table:table-cell office:value-type="float" office:value="152047" calcext:value-type="float">
            <text:p>152047</text:p>
          </table:table-cell>
          <table:table-cell office:value-type="float" office:value="375.849036932" calcext:value-type="float">
            <text:p>375,8490369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487" calcext:value-type="float">
            <text:p>117487</text:p>
          </table:table-cell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table:formula="of:=([.J15]/([.B15]-[.I15]))" office:value-type="percentage" office:value="0.0150322860603234" calcext:value-type="percentage">
            <text:p>1,50%</text:p>
          </table:table-cell>
          <table:table-cell office:value-type="float" office:value="152080" calcext:value-type="float">
            <text:p>152080</text:p>
          </table:table-cell>
          <table:table-cell office:value-type="float" office:value="373.119410992" calcext:value-type="float">
            <text:p>373,119410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761" calcext:value-type="float">
            <text:p>117761</text:p>
          </table:table-cell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table:formula="of:=([.J16]/([.B16]-[.I16]))" office:value-type="percentage" office:value="0.0132576861548824" calcext:value-type="percentage">
            <text:p>1,33%</text:p>
          </table:table-cell>
          <table:table-cell office:value-type="float" office:value="152354" calcext:value-type="float">
            <text:p>152354</text:p>
          </table:table-cell>
          <table:table-cell office:value-type="float" office:value="373.370466948" calcext:value-type="float">
            <text:p>373,370466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161" calcext:value-type="float">
            <text:p>118161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 table:formula="of:=([.J17]/([.B17]-[.I17]))" office:value-type="percentage" office:value="0.0106670293586181" calcext:value-type="percentage">
            <text:p>1,07%</text:p>
          </table:table-cell>
          <table:table-cell office:value-type="float" office:value="152754" calcext:value-type="float">
            <text:p>152754</text:p>
          </table:table-cell>
          <table:table-cell office:value-type="float" office:value="660.527558804" calcext:value-type="float">
            <text:p>660,5275588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767" calcext:value-type="float">
            <text:p>117767</text:p>
          </table:table-cell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 table:formula="of:=([.J18]/([.B18]-[.I18]))" office:value-type="percentage" office:value="0.0132188263029385" calcext:value-type="percentage">
            <text:p>1,32%</text:p>
          </table:table-cell>
          <table:table-cell office:value-type="float" office:value="152360" calcext:value-type="float">
            <text:p>152360</text:p>
          </table:table-cell>
          <table:table-cell office:value-type="float" office:value="494.531453133" calcext:value-type="float">
            <text:p>494,531453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168" calcext:value-type="float">
            <text:p>118168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([.J19]/([.B19]-[.I19]))" office:value-type="percentage" office:value="0.0106216928646835" calcext:value-type="percentage">
            <text:p>1,06%</text:p>
          </table:table-cell>
          <table:table-cell office:value-type="float" office:value="152761" calcext:value-type="float">
            <text:p>152761</text:p>
          </table:table-cell>
          <table:table-cell office:value-type="float" office:value="700.297949076" calcext:value-type="float">
            <text:p>700,297949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626" calcext:value-type="float">
            <text:p>117626</text:p>
          </table:table-cell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 table:formula="of:=([.J20]/([.B20]-[.I20]))" office:value-type="percentage" office:value="0.0141320328236216" calcext:value-type="percentage">
            <text:p>1,41%</text:p>
          </table:table-cell>
          <table:table-cell office:value-type="float" office:value="152219" calcext:value-type="float">
            <text:p>152219</text:p>
          </table:table-cell>
          <table:table-cell office:value-type="float" office:value="374.722676039" calcext:value-type="float">
            <text:p>374,7226760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434" calcext:value-type="float">
            <text:p>117434</text:p>
          </table:table-cell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table:formula="of:=([.J21]/([.B21]-[.I21]))" office:value-type="percentage" office:value="0.0153755480858285" calcext:value-type="percentage">
            <text:p>1,54%</text:p>
          </table:table-cell>
          <table:table-cell office:value-type="float" office:value="152027" calcext:value-type="float">
            <text:p>152027</text:p>
          </table:table-cell>
          <table:table-cell office:value-type="float" office:value="372.261801958" calcext:value-type="float">
            <text:p>372,261801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491" calcext:value-type="float">
            <text:p>117491</text:p>
          </table:table-cell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 table:formula="of:=([.J22]/([.B22]-[.I22]))" office:value-type="percentage" office:value="0.0150063794923608" calcext:value-type="percentage">
            <text:p>1,50%</text:p>
          </table:table-cell>
          <table:table-cell office:value-type="float" office:value="152084" calcext:value-type="float">
            <text:p>152084</text:p>
          </table:table-cell>
          <table:table-cell office:value-type="float" office:value="375.00334096" calcext:value-type="float">
            <text:p>375,00334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818" calcext:value-type="float">
            <text:p>117818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table:formula="of:=([.J23]/([.B23]-[.I23]))" office:value-type="percentage" office:value="0.0128885175614148" calcext:value-type="percentage">
            <text:p>1,29%</text:p>
          </table:table-cell>
          <table:table-cell office:value-type="float" office:value="152411" calcext:value-type="float">
            <text:p>152411</text:p>
          </table:table-cell>
          <table:table-cell office:value-type="float" office:value="498.157615185" calcext:value-type="float">
            <text:p>498,157615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862" calcext:value-type="float">
            <text:p>117862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 table:formula="of:=([.J24]/([.B24]-[.I24]))" office:value-type="percentage" office:value="0.0126035453138257" calcext:value-type="percentage">
            <text:p>1,26%</text:p>
          </table:table-cell>
          <table:table-cell office:value-type="float" office:value="152455" calcext:value-type="float">
            <text:p>152455</text:p>
          </table:table-cell>
          <table:table-cell office:value-type="float" office:value="498.656181097" calcext:value-type="float">
            <text:p>498,6561810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953" calcext:value-type="float">
            <text:p>117953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table:formula="of:=([.J25]/([.B25]-[.I25]))" office:value-type="percentage" office:value="0.0120141708926756" calcext:value-type="percentage">
            <text:p>1,20%</text:p>
          </table:table-cell>
          <table:table-cell office:value-type="float" office:value="152546" calcext:value-type="float">
            <text:p>152546</text:p>
          </table:table-cell>
          <table:table-cell office:value-type="float" office:value="534.784159899" calcext:value-type="float">
            <text:p>534,7841598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959" calcext:value-type="float">
            <text:p>117959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 table:formula="of:=([.J26]/([.B26]-[.I26]))" office:value-type="percentage" office:value="0.0119753110407316" calcext:value-type="percentage">
            <text:p>1,20%</text:p>
          </table:table-cell>
          <table:table-cell office:value-type="float" office:value="152552" calcext:value-type="float">
            <text:p>152552</text:p>
          </table:table-cell>
          <table:table-cell office:value-type="float" office:value="498.388560057" calcext:value-type="float">
            <text:p>498,3885600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705" calcext:value-type="float">
            <text:p>117705</text:p>
          </table:table-cell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table:formula="of:=([.J27]/([.B27]-[.I27]))" office:value-type="percentage" office:value="0.0136203781063594" calcext:value-type="percentage">
            <text:p>1,36%</text:p>
          </table:table-cell>
          <table:table-cell office:value-type="float" office:value="152298" calcext:value-type="float">
            <text:p>152298</text:p>
          </table:table-cell>
          <table:table-cell office:value-type="float" office:value="380.259330034" calcext:value-type="float">
            <text:p>380,259330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894" calcext:value-type="float">
            <text:p>117894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 table:formula="of:=([.J28]/([.B28]-[.I28]))" office:value-type="percentage" office:value="0.0123962927701245" calcext:value-type="percentage">
            <text:p>1,24%</text:p>
          </table:table-cell>
          <table:table-cell office:value-type="float" office:value="152487" calcext:value-type="float">
            <text:p>152487</text:p>
          </table:table-cell>
          <table:table-cell office:value-type="float" office:value="536.278371811" calcext:value-type="float">
            <text:p>536,2783718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582" calcext:value-type="float">
            <text:p>117582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 table:formula="of:=([.J29]/([.B29]-[.I29]))" office:value-type="percentage" office:value="0.0144170050712107" calcext:value-type="percentage">
            <text:p>1,44%</text:p>
          </table:table-cell>
          <table:table-cell office:value-type="float" office:value="152175" calcext:value-type="float">
            <text:p>152175</text:p>
          </table:table-cell>
          <table:table-cell office:value-type="float" office:value="374.095062017" calcext:value-type="float">
            <text:p>374,0950620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8001" calcext:value-type="float">
            <text:p>118001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 table:formula="of:=([.J30]/([.B30]-[.I30]))" office:value-type="percentage" office:value="0.0117032920771239" calcext:value-type="percentage">
            <text:p>1,17%</text:p>
          </table:table-cell>
          <table:table-cell office:value-type="float" office:value="152594" calcext:value-type="float">
            <text:p>152594</text:p>
          </table:table-cell>
          <table:table-cell office:value-type="float" office:value="495.337404966" calcext:value-type="float">
            <text:p>495,3374049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591" calcext:value-type="float">
            <text:p>117591</text:p>
          </table:table-cell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table:formula="of:=([.J31]/([.B31]-[.I31]))" office:value-type="percentage" office:value="0.0143587152932947" calcext:value-type="percentage">
            <text:p>1,44%</text:p>
          </table:table-cell>
          <table:table-cell office:value-type="float" office:value="152184" calcext:value-type="float">
            <text:p>152184</text:p>
          </table:table-cell>
          <table:table-cell office:value-type="float" office:value="456.303508997" calcext:value-type="float">
            <text:p>456,303508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942" calcext:value-type="float">
            <text:p>117942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table:formula="of:=([.J32]/([.B32]-[.I32]))" office:value-type="percentage" office:value="0.0120854139545728" calcext:value-type="percentage">
            <text:p>1,21%</text:p>
          </table:table-cell>
          <table:table-cell office:value-type="float" office:value="152535" calcext:value-type="float">
            <text:p>152535</text:p>
          </table:table-cell>
          <table:table-cell office:value-type="float" office:value="498.054053068" calcext:value-type="float">
            <text:p>498,0540530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117868" calcext:value-type="float">
            <text:p>117868</text:p>
          </table:table-cell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table:formula="of:=([.J33]/([.B33]-[.I33]))" office:value-type="percentage" office:value="0.0125646854618817" calcext:value-type="percentage">
            <text:p>1,26%</text:p>
          </table:table-cell>
          <table:table-cell office:value-type="float" office:value="152461" calcext:value-type="float">
            <text:p>152461</text:p>
          </table:table-cell>
          <table:table-cell office:value-type="float" office:value="537.555023909" calcext:value-type="float">
            <text:p>537,55502390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129170147861737" calcext:value-type="percentage">
            <text:p>1,29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146620686347544" calcext:value-type="percentage">
            <text:p>0,15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8:58.748712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9:39.133969467</dc:date>
    <meta:editing-duration>PT2M44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